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>
            <text:p>Vcc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a</text:p>
          </table:table-cell>
          <table:table-cell office:value-type="float" office:value="23000000">
            <text:p>23000000</text:p>
          </table:table-cell>
        </table:table-row>
        <table:table-row table:style-name="ro2">
          <table:table-cell office:value-type="string">
            <text:p>R_1</text:p>
          </table:table-cell>
          <table:table-cell office:value-type="float" office:value="3160">
            <text:p>3160</text:p>
          </table:table-cell>
          <table:table-cell/>
          <table:table-cell office:value-type="string">
            <text:p>b</text:p>
          </table:table-cell>
          <table:table-cell office:value-type="float" office:value="-0.7582">
            <text:p>-0,7582</text:p>
          </table:table-cell>
        </table:table-row>
        <table:table-row table:style-name="ro2">
          <table:table-cell office:value-type="string">
            <text:p>R_2</text:p>
          </table:table-cell>
          <table:table-cell office:value-type="float" office:value="4870">
            <text:p>4870</text:p>
          </table:table-cell>
          <table:table-cell/>
          <table:table-cell office:value-type="string">
            <text:p>c</text:p>
          </table:table-cell>
          <table:table-cell office:value-type="float" office:value="700.6">
            <text:p>700,6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Adc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P(Pa)</text:p>
          </table:table-cell>
          <table:table-cell office:value-type="string">
            <text:p>F(kg su 2cm^2)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([.$B$1]-[.B6])*[.$B$3]/[.B6]-[.$B$2]" office:value-type="float" office:value="0">
            <text:p>#DIV/0!</text:p>
          </table:table-cell>
          <table:table-cell table:formula="of:=[.$E$1]*[.C6]^[.$E$2]+[.$E$3]" office:value-type="float" office:value="0">
            <text:p>#DIV/0!</text:p>
          </table:table-cell>
          <table:table-cell table:formula="of:=[.D6]*0.02*0.02/9.8" office:value-type="float" office:value="0">
            <text:p>#DIV/0!</text:p>
          </table:table-cell>
        </table:table-row>
        <table:table-row table:style-name="ro2">
          <table:table-cell table:formula="of:=[.A6]+64" office:value-type="float" office:value="64">
            <text:p>64</text:p>
          </table:table-cell>
          <table:table-cell table:formula="of:=[.A7]*2/1000" office:value-type="float" office:value="0.128">
            <text:p>0,128</text:p>
          </table:table-cell>
          <table:table-cell table:formula="of:=([.$B$1]-[.B7])*[.$B$3]/[.B7]-[.$B$2]" office:value-type="float" office:value="117524.6875">
            <text:p>117524,6875</text:p>
          </table:table-cell>
          <table:table-cell table:formula="of:=[.$E$1]*[.C7]^[.$E$2]+[.$E$3]" office:value-type="float" office:value="3993.32869610745">
            <text:p>3993,3286961075</text:p>
          </table:table-cell>
          <table:table-cell table:formula="of:=[.D7]*0.02*0.02/9.8" office:value-type="float" office:value="0.162993008004386">
            <text:p>0,162993008</text:p>
          </table:table-cell>
        </table:table-row>
        <table:table-row table:style-name="ro2">
          <table:table-cell table:formula="of:=[.A7]+64" office:value-type="float" office:value="128">
            <text:p>128</text:p>
          </table:table-cell>
          <table:table-cell table:formula="of:=[.A8]*2/1000" office:value-type="float" office:value="0.256">
            <text:p>0,256</text:p>
          </table:table-cell>
          <table:table-cell table:formula="of:=([.$B$1]-[.B8])*[.$B$3]/[.B8]-[.$B$2]" office:value-type="float" office:value="54747.34375">
            <text:p>54747,34375</text:p>
          </table:table-cell>
          <table:table-cell table:formula="of:=[.$E$1]*[.C8]^[.$E$2]+[.$E$3]" office:value-type="float" office:value="6576.85954183173">
            <text:p>6576,8595418317</text:p>
          </table:table-cell>
          <table:table-cell table:formula="of:=[.D8]*0.02*0.02/9.8" office:value-type="float" office:value="0.268443246605377">
            <text:p>0,2684432466</text:p>
          </table:table-cell>
        </table:table-row>
        <table:table-row table:style-name="ro2">
          <table:table-cell table:formula="of:=[.A8]+64" office:value-type="float" office:value="192">
            <text:p>192</text:p>
          </table:table-cell>
          <table:table-cell table:formula="of:=[.A9]*2/1000" office:value-type="float" office:value="0.384">
            <text:p>0,384</text:p>
          </table:table-cell>
          <table:table-cell table:formula="of:=([.$B$1]-[.B9])*[.$B$3]/[.B9]-[.$B$2]" office:value-type="float" office:value="33821.5625">
            <text:p>33821,5625</text:p>
          </table:table-cell>
          <table:table-cell table:formula="of:=[.$E$1]*[.C9]^[.$E$2]+[.$E$3]" office:value-type="float" office:value="9166.8911090877">
            <text:p>9166,8911090877</text:p>
          </table:table-cell>
          <table:table-cell table:formula="of:=[.D9]*0.02*0.02/9.8" office:value-type="float" office:value="0.37415882077909">
            <text:p>0,3741588208</text:p>
          </table:table-cell>
        </table:table-row>
        <table:table-row table:style-name="ro2">
          <table:table-cell table:formula="of:=[.A9]+64" office:value-type="float" office:value="256">
            <text:p>256</text:p>
          </table:table-cell>
          <table:table-cell table:formula="of:=[.A10]*2/1000" office:value-type="float" office:value="0.512">
            <text:p>0,512</text:p>
          </table:table-cell>
          <table:table-cell table:formula="of:=([.$B$1]-[.B10])*[.$B$3]/[.B10]-[.$B$2]" office:value-type="float" office:value="23358.671875">
            <text:p>23358,671875</text:p>
          </table:table-cell>
          <table:table-cell table:formula="of:=[.$E$1]*[.C10]^[.$E$2]+[.$E$3]" office:value-type="float" office:value="11909.6924636026">
            <text:p>11909,6924636026</text:p>
          </table:table-cell>
          <table:table-cell table:formula="of:=[.D10]*0.02*0.02/9.8" office:value-type="float" office:value="0.486109896473577">
            <text:p>0,4861098965</text:p>
          </table:table-cell>
        </table:table-row>
        <table:table-row table:style-name="ro2">
          <table:table-cell table:formula="of:=[.A10]+64" office:value-type="float" office:value="320">
            <text:p>320</text:p>
          </table:table-cell>
          <table:table-cell table:formula="of:=[.A11]*2/1000" office:value-type="float" office:value="0.64">
            <text:p>0,64</text:p>
          </table:table-cell>
          <table:table-cell table:formula="of:=([.$B$1]-[.B11])*[.$B$3]/[.B11]-[.$B$2]" office:value-type="float" office:value="17080.9375">
            <text:p>17080,9375</text:p>
          </table:table-cell>
          <table:table-cell table:formula="of:=[.$E$1]*[.C11]^[.$E$2]+[.$E$3]" office:value-type="float" office:value="14912.0195980151">
            <text:p>14912,0195980151</text:p>
          </table:table-cell>
          <table:table-cell table:formula="of:=[.D11]*0.02*0.02/9.8" office:value-type="float" office:value="0.608653861143472">
            <text:p>0,6086538611</text:p>
          </table:table-cell>
        </table:table-row>
        <table:table-row table:style-name="ro2">
          <table:table-cell table:formula="of:=[.A11]+64" office:value-type="float" office:value="384">
            <text:p>384</text:p>
          </table:table-cell>
          <table:table-cell table:formula="of:=[.A12]*2/1000" office:value-type="float" office:value="0.768">
            <text:p>0,768</text:p>
          </table:table-cell>
          <table:table-cell table:formula="of:=([.$B$1]-[.B12])*[.$B$3]/[.B12]-[.$B$2]" office:value-type="float" office:value="12895.78125">
            <text:p>12895,78125</text:p>
          </table:table-cell>
          <table:table-cell table:formula="of:=[.$E$1]*[.C12]^[.$E$2]+[.$E$3]" office:value-type="float" office:value="18287.3836910259">
            <text:p>18287,3836910259</text:p>
          </table:table-cell>
          <table:table-cell table:formula="of:=[.D12]*0.02*0.02/9.8" office:value-type="float" office:value="0.746423824123505">
            <text:p>0,7464238241</text:p>
          </table:table-cell>
        </table:table-row>
        <table:table-row table:style-name="ro2">
          <table:table-cell table:formula="of:=[.A12]+64" office:value-type="float" office:value="448">
            <text:p>448</text:p>
          </table:table-cell>
          <table:table-cell table:formula="of:=[.A13]*2/1000" office:value-type="float" office:value="0.896">
            <text:p>0,896</text:p>
          </table:table-cell>
          <table:table-cell table:formula="of:=([.$B$1]-[.B13])*[.$B$3]/[.B13]-[.$B$2]" office:value-type="float" office:value="9906.38392857143">
            <text:p>9906,3839285714</text:p>
          </table:table-cell>
          <table:table-cell table:formula="of:=[.$E$1]*[.C13]^[.$E$2]+[.$E$3]" office:value-type="float" office:value="22180.1394479902">
            <text:p>22180,1394479902</text:p>
          </table:table-cell>
          <table:table-cell table:formula="of:=[.D13]*0.02*0.02/9.8" office:value-type="float" office:value="0.905311814203681">
            <text:p>0,9053118142</text:p>
          </table:table-cell>
        </table:table-row>
        <table:table-row table:style-name="ro2">
          <table:table-cell table:formula="of:=[.A13]+64" office:value-type="float" office:value="512">
            <text:p>512</text:p>
          </table:table-cell>
          <table:table-cell table:formula="of:=[.A14]*2/1000" office:value-type="float" office:value="1.024">
            <text:p>1,024</text:p>
          </table:table-cell>
          <table:table-cell table:formula="of:=([.$B$1]-[.B14])*[.$B$3]/[.B14]-[.$B$2]" office:value-type="float" office:value="7664.3359375">
            <text:p>7664,3359375</text:p>
          </table:table-cell>
          <table:table-cell table:formula="of:=[.$E$1]*[.C14]^[.$E$2]+[.$E$3]" office:value-type="float" office:value="26793.3135014633">
            <text:p>26793,3135014633</text:p>
          </table:table-cell>
          <table:table-cell table:formula="of:=[.D14]*0.02*0.02/9.8" office:value-type="float" office:value="1.09360463271279">
            <text:p>1,0936046327</text:p>
          </table:table-cell>
        </table:table-row>
        <table:table-row table:style-name="ro2">
          <table:table-cell table:formula="of:=[.A14]+64" office:value-type="float" office:value="576">
            <text:p>576</text:p>
          </table:table-cell>
          <table:table-cell table:formula="of:=[.A15]*2/1000" office:value-type="float" office:value="1.152">
            <text:p>1,152</text:p>
          </table:table-cell>
          <table:table-cell table:formula="of:=([.$B$1]-[.B15])*[.$B$3]/[.B15]-[.$B$2]" office:value-type="float" office:value="5920.52083333333">
            <text:p>5920,5208333333</text:p>
          </table:table-cell>
          <table:table-cell table:formula="of:=[.$E$1]*[.C15]^[.$E$2]+[.$E$3]" office:value-type="float" office:value="32434.5804226398">
            <text:p>32434,5804226398</text:p>
          </table:table-cell>
          <table:table-cell table:formula="of:=[.D15]*0.02*0.02/9.8" office:value-type="float" office:value="1.32386042541387">
            <text:p>1,3238604254</text:p>
          </table:table-cell>
        </table:table-row>
        <table:table-row table:style-name="ro2">
          <table:table-cell table:formula="of:=[.A15]+64" office:value-type="float" office:value="640">
            <text:p>640</text:p>
          </table:table-cell>
          <table:table-cell table:formula="of:=[.A16]*2/1000" office:value-type="float" office:value="1.28">
            <text:p>1,28</text:p>
          </table:table-cell>
          <table:table-cell table:formula="of:=([.$B$1]-[.B16])*[.$B$3]/[.B16]-[.$B$2]" office:value-type="float" office:value="4525.46875">
            <text:p>4525,46875</text:p>
          </table:table-cell>
          <table:table-cell table:formula="of:=[.$E$1]*[.C16]^[.$E$2]+[.$E$3]" office:value-type="float" office:value="39605.4474760393">
            <text:p>39605,4474760393</text:p>
          </table:table-cell>
          <table:table-cell table:formula="of:=[.D16]*0.02*0.02/9.8" office:value-type="float" office:value="1.61654887657303">
            <text:p>1,6165488766</text:p>
          </table:table-cell>
        </table:table-row>
        <table:table-row table:style-name="ro2">
          <table:table-cell table:formula="of:=[.A16]+64" office:value-type="float" office:value="704">
            <text:p>704</text:p>
          </table:table-cell>
          <table:table-cell table:formula="of:=[.A17]*2/1000" office:value-type="float" office:value="1.408">
            <text:p>1,408</text:p>
          </table:table-cell>
          <table:table-cell table:formula="of:=([.$B$1]-[.B17])*[.$B$3]/[.B17]-[.$B$2]" office:value-type="float" office:value="3384.0625">
            <text:p>3384,0625</text:p>
          </table:table-cell>
          <table:table-cell table:formula="of:=[.$E$1]*[.C17]^[.$E$2]+[.$E$3]" office:value-type="float" office:value="49196.7943855616">
            <text:p>49196,7943855616</text:p>
          </table:table-cell>
          <table:table-cell table:formula="of:=[.D17]*0.02*0.02/9.8" office:value-type="float" office:value="2.00803242390047">
            <text:p>2,0080324239</text:p>
          </table:table-cell>
        </table:table-row>
        <table:table-row table:style-name="ro2">
          <table:table-cell table:formula="of:=[.A17]+64" office:value-type="float" office:value="768">
            <text:p>768</text:p>
          </table:table-cell>
          <table:table-cell table:formula="of:=[.A18]*2/1000" office:value-type="float" office:value="1.536">
            <text:p>1,536</text:p>
          </table:table-cell>
          <table:table-cell table:formula="of:=([.$B$1]-[.B18])*[.$B$3]/[.B18]-[.$B$2]" office:value-type="float" office:value="2432.890625">
            <text:p>2432,890625</text:p>
          </table:table-cell>
          <table:table-cell table:formula="of:=[.$E$1]*[.C18]^[.$E$2]+[.$E$3]" office:value-type="float" office:value="62983.6242366224">
            <text:p>62983,6242366224</text:p>
          </table:table-cell>
          <table:table-cell table:formula="of:=[.D18]*0.02*0.02/9.8" office:value-type="float" office:value="2.57076017292336">
            <text:p>2,5707601729</text:p>
          </table:table-cell>
        </table:table-row>
        <table:table-row table:style-name="ro2">
          <table:table-cell table:formula="of:=[.A18]+64" office:value-type="float" office:value="832">
            <text:p>832</text:p>
          </table:table-cell>
          <table:table-cell table:formula="of:=[.A19]*2/1000" office:value-type="float" office:value="1.664">
            <text:p>1,664</text:p>
          </table:table-cell>
          <table:table-cell table:formula="of:=([.$B$1]-[.B19])*[.$B$3]/[.B19]-[.$B$2]" office:value-type="float" office:value="1628.05288461538">
            <text:p>1628,0528846154</text:p>
          </table:table-cell>
          <table:table-cell table:formula="of:=[.$E$1]*[.C19]^[.$E$2]+[.$E$3]" office:value-type="float" office:value="85158.596153184">
            <text:p>85158,596153184</text:p>
          </table:table-cell>
          <table:table-cell table:formula="of:=[.D19]*0.02*0.02/9.8" office:value-type="float" office:value="3.4758610674769">
            <text:p>3,4758610675</text:p>
          </table:table-cell>
        </table:table-row>
        <table:table-row table:style-name="ro2">
          <table:table-cell table:formula="of:=[.A19]+64" office:value-type="float" office:value="896">
            <text:p>896</text:p>
          </table:table-cell>
          <table:table-cell table:formula="of:=[.A20]*2/1000" office:value-type="float" office:value="1.792">
            <text:p>1,792</text:p>
          </table:table-cell>
          <table:table-cell table:formula="of:=([.$B$1]-[.B20])*[.$B$3]/[.B20]-[.$B$2]" office:value-type="float" office:value="938.191964285714">
            <text:p>938,1919642857</text:p>
          </table:table-cell>
          <table:table-cell table:formula="of:=[.$E$1]*[.C20]^[.$E$2]+[.$E$3]" office:value-type="float" office:value="128973.898430872">
            <text:p>128973,898430872</text:p>
          </table:table-cell>
          <table:table-cell table:formula="of:=[.D20]*0.02*0.02/9.8" office:value-type="float" office:value="5.26424075228049">
            <text:p>5,2642407523</text:p>
          </table:table-cell>
        </table:table-row>
        <table:table-row table:style-name="ro2">
          <table:table-cell table:formula="of:=[.A20]+64" office:value-type="float" office:value="960">
            <text:p>960</text:p>
          </table:table-cell>
          <table:table-cell table:formula="of:=[.A21]*2/1000" office:value-type="float" office:value="1.92">
            <text:p>1,92</text:p>
          </table:table-cell>
          <table:table-cell table:formula="of:=([.$B$1]-[.B21])*[.$B$3]/[.B21]-[.$B$2]" office:value-type="float" office:value="340.3125">
            <text:p>340,3125</text:p>
          </table:table-cell>
          <table:table-cell table:formula="of:=[.$E$1]*[.C21]^[.$E$2]+[.$E$3]" office:value-type="float" office:value="277431.726600616">
            <text:p>277431,726600616</text:p>
          </table:table-cell>
          <table:table-cell table:formula="of:=[.D21]*0.02*0.02/9.8" office:value-type="float" office:value="11.3237439428823">
            <text:p>11,3237439429</text:p>
          </table:table-cell>
        </table:table-row>
        <table:table-row table:style-name="ro2">
          <table:table-cell table:formula="of:=[.A21]+64" office:value-type="float" office:value="1024">
            <text:p>1024</text:p>
          </table:table-cell>
          <table:table-cell table:formula="of:=[.A22]*2/1000" office:value-type="float" office:value="2.048">
            <text:p>2,048</text:p>
          </table:table-cell>
          <table:table-cell table:formula="of:=([.$B$1]-[.B22])*[.$B$3]/[.B22]-[.$B$2]" office:value-type="float" office:value="-182.83203125">
            <text:p>-182,83203125</text:p>
          </table:table-cell>
          <table:table-cell table:formula="of:=[.$E$1]*[.C22]^[.$E$2]+[.$E$3]" office:value-type="float" office:value="0">
            <text:p>#VALORE!</text:p>
          </table:table-cell>
          <table:table-cell table:formula="of:=[.D22]*0.02*0.02/9.8" office:value-type="float" office:value="0">
            <text:p>#VALORE!</text:p>
          </table:table-cell>
        </table:table-row>
      </table:table>
      <table:named-expressions>
        <table:named-range table:name="R_1" table:base-cell-address="$Foglio1.$A$2" table:cell-range-address="$Foglio1.$A$2"/>
        <table:named-range table:name="R_2" table:base-cell-address="$Foglio1.$A$3" table:cell-range-address="$Foglio1.$A$3"/>
        <table:named-range table:name="Vcc" table:base-cell-address="$Foglio1.$A$1" table:cell-range-address="$Foglio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 Valentini</meta:initial-creator>
    <meta:creation-date>2013-07-19T16:43:57.38</meta:creation-date>
    <dc:date>2013-07-19T17:14:23.04</dc:date>
    <dc:creator>Yuri Valentini</dc:creator>
    <meta:editing-duration>PT14M33S</meta:editing-duration>
    <meta:editing-cycles>3</meta:editing-cycles>
    <meta:generator>LibreOffice/3.6$Windows_x86 LibreOffice_project/2ef5aff-a6fb0ff-166bdff-cf087ad-0f1389</meta:generator>
    <meta:document-statistic meta:table-count="1" meta:cell-count="102" meta:object-count="0"/>
  </office:meta>
</office:document-meta>
</file>